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22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6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1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2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3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4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5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6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7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8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39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0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1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3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4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5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3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3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1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2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4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5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6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8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9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0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1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3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3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4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5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7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3.51895833333333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21">
            <text:p>違章建築拆除案件</text:p>
          </table:table-cell>
          <table:covered-table-cell table:number-columns-repeated="9"/>
          <table:table-cell table:number-columns-spanned="8" table:number-rows-spanned="1" table:style-name="ce23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28">
            <text:p>中華民國105年1月</text:p>
          </table:table-cell>
          <table:covered-table-cell table:number-columns-repeated="9"/>
          <table:table-cell office:value-type="string" table:number-columns-spanned="8" table:number-rows-spanned="1" table:style-name="ce26">
            <text:p><text:s text:c="8"/>January <text:s text:c="3"/>- 2016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number-columns-spanned="2" table:number-rows-spanned="1" table:style-name="ce25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24">
            <text:p><text:s text:c="2"/>Unit<text:span text:style-name="T1">：</text:span>Case</text:p>
          </table:table-cell>
          <table:covered-table-cell table:number-columns-repeated="3"/>
          <table:table-cell table:number-columns-repeated="16366"/>
        </table:table-row>
        <table:table-row table:style-name="ro3">
          <table:table-cell office:value-type="string" table:number-columns-spanned="2" table:number-rows-spanned="4" table:style-name="ce76">
            <text:p>地　<text:span text:style-name="T2"><text:s/></text:span>區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77">
            <text:p>總計</text:p>
          </table:table-cell>
          <table:covered-table-cell/>
          <table:table-cell office:value-type="string" table:number-columns-spanned="3" table:number-rows-spanned="2" table:style-name="ce78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75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73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37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38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68">
            <text:p>本</text:p>
            <text:p>月</text:p>
            <text:p>查</text:p>
            <text:p>報</text:p>
            <text:p>數</text:p>
          </table:table-cell>
          <table:table-cell office:value-type="string" table:number-columns-spanned="2" table:number-rows-spanned="1" table:style-name="ce74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72">
            <text:p>至本月底</text:p>
            <text:p>尚未拆除總數</text:p>
          </table:table-cell>
          <table:table-cell office:value-type="string" table:number-columns-spanned="1" table:number-rows-spanned="2" table:style-name="ce68">
            <text:p>本月拆除總數</text:p>
          </table:table-cell>
          <table:table-cell office:value-type="string" table:number-columns-spanned="1" table:number-rows-spanned="2" table:style-name="ce68">
            <text:p>至本月底</text:p>
            <text:p>尚未拆除數</text:p>
          </table:table-cell>
          <table:table-cell office:value-type="string" table:number-columns-spanned="1" table:number-rows-spanned="2" table:style-name="ce67">
            <text:p>本月</text:p>
            <text:p>補照數</text:p>
          </table:table-cell>
          <table:table-cell office:value-type="string" table:number-columns-spanned="1" table:number-rows-spanned="2" table:style-name="ce68">
            <text:p>本月</text:p>
            <text:p>拆除數</text:p>
          </table:table-cell>
          <table:table-cell office:value-type="string" table:number-columns-spanned="1" table:number-rows-spanned="2" table:style-name="ce68">
            <text:p>至本月底</text:p>
            <text:p>尚未拆除數</text:p>
          </table:table-cell>
          <table:table-cell office:value-type="string" table:number-columns-spanned="1" table:number-rows-spanned="2" table:style-name="ce67">
            <text:p>本月</text:p>
            <text:p>補照數</text:p>
          </table:table-cell>
          <table:table-cell office:value-type="string" table:number-columns-spanned="1" table:number-rows-spanned="2" table:style-name="ce68">
            <text:p>本月</text:p>
            <text:p>拆除數</text:p>
          </table:table-cell>
          <table:table-cell office:value-type="string" table:number-columns-spanned="1" table:number-rows-spanned="2" table:style-name="ce68">
            <text:p>至本月底</text:p>
            <text:p>尚未拆除數</text:p>
          </table:table-cell>
          <table:table-cell office:value-type="string" table:number-columns-spanned="1" table:number-rows-spanned="2" table:style-name="ce67">
            <text:p>本月</text:p>
            <text:p>補照數</text:p>
          </table:table-cell>
          <table:table-cell office:value-type="string" table:number-columns-spanned="1" table:number-rows-spanned="2" table:style-name="ce68">
            <text:p>本月</text:p>
            <text:p>拆除數</text:p>
          </table:table-cell>
          <table:covered-table-cell/>
          <table:table-cell office:value-type="string" table:number-columns-spanned="1" table:number-rows-spanned="2" table:style-name="ce68">
            <text:p>本月尚未</text:p>
            <text:p>拆除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table-cell office:value-type="string" table:number-columns-spanned="1" table:number-rows-spanned="2" table:style-name="ce71">
            <text:p>本年度累計至本月底</text:p>
            <text:p>移送法辦數</text:p>
          </table:table-cell>
          <table:table-cell office:value-type="string" table:number-columns-spanned="1" table:number-rows-spanned="2" table:style-name="ce70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48028" table:style-name="ce11">
            <text:p><text:s/>648,028<text:s/></text:p>
          </table:table-cell>
          <table:table-cell office:value-type="float" office:value="2284" table:style-name="ce12">
            <text:p><text:s/>2,284<text:s/></text:p>
          </table:table-cell>
          <table:table-cell office:value-type="float" office:value="39531" table:style-name="ce12">
            <text:p><text:s/>39,53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605448" table:style-name="ce12">
            <text:p><text:s/>605,448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1619" table:style-name="ce12">
            <text:p><text:s/>1,61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708" table:style-name="ce12">
            <text:p><text:s/>3,708<text:s/></text:p>
          </table:table-cell>
          <table:table-cell office:value-type="float" office:value="3049" table:style-name="ce12">
            <text:p><text:s/>3,049<text:s/></text:p>
          </table:table-cell>
          <table:table-cell office:value-type="float" office:value="659" table:style-name="ce12">
            <text:p><text:s/>659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3" table:style-name="ce12">
            <text:p><text:s/>3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204100" table:style-name="ce11">
            <text:p><text:s/>204,100<text:s/></text:p>
          </table:table-cell>
          <table:table-cell office:value-type="float" office:value="1267" table:style-name="ce12">
            <text:p><text:s/>1,26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02736" table:style-name="ce12">
            <text:p><text:s/>202,736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124" table:style-name="ce12">
            <text:p><text:s/>1,12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507" table:style-name="ce12">
            <text:p><text:s/>1,507<text:s/></text:p>
          </table:table-cell>
          <table:table-cell office:value-type="float" office:value="1364" table:style-name="ce12">
            <text:p><text:s/>1,364<text:s/></text:p>
          </table:table-cell>
          <table:table-cell office:value-type="float" office:value="143" table:style-name="ce12">
            <text:p><text:s/>143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3" table:style-name="ce12">
            <text:p><text:s/>3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4538" table:style-name="ce11">
            <text:p><text:s/>84,538<text:s/></text:p>
          </table:table-cell>
          <table:table-cell office:value-type="float" office:value="301" table:style-name="ce12">
            <text:p><text:s/>301<text:s/></text:p>
          </table:table-cell>
          <table:table-cell office:value-type="float" office:value="6562" table:style-name="ce12">
            <text:p><text:s/>6,5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7746" table:style-name="ce12">
            <text:p><text:s/>77,74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6" table:style-name="ce12">
            <text:p><text:s/>19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35" table:style-name="ce12">
            <text:p><text:s/>335<text:s/></text:p>
          </table:table-cell>
          <table:table-cell office:value-type="float" office:value="230" table:style-name="ce12">
            <text:p><text:s/>230<text:s/></text:p>
          </table:table-cell>
          <table:table-cell office:value-type="float" office:value="105" table:style-name="ce12">
            <text:p><text:s/>10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51971" table:style-name="ce11">
            <text:p><text:s/>51,971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0742" table:style-name="ce12">
            <text:p><text:s/>50,74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95" table:style-name="ce12">
            <text:p><text:s/>495<text:s/></text:p>
          </table:table-cell>
          <table:table-cell office:value-type="float" office:value="495" table:style-name="ce12">
            <text:p><text:s/>49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67244" table:style-name="ce11">
            <text:p><text:s/>67,244<text:s/></text:p>
          </table:table-cell>
          <table:table-cell office:value-type="float" office:value="273" table:style-name="ce12">
            <text:p><text:s/>273<text:s/></text:p>
          </table:table-cell>
          <table:table-cell office:value-type="float" office:value="17096" table:style-name="ce12">
            <text:p><text:s/>17,09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49936" table:style-name="ce12">
            <text:p><text:s/>49,93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9" table:style-name="ce12">
            <text:p><text:s/>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10" table:style-name="ce12">
            <text:p><text:s/>410<text:s/></text:p>
          </table:table-cell>
          <table:table-cell office:value-type="float" office:value="212" table:style-name="ce12">
            <text:p><text:s/>212<text:s/></text:p>
          </table:table-cell>
          <table:table-cell office:value-type="float" office:value="198" table:style-name="ce12">
            <text:p><text:s/>19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5880" table:style-name="ce11">
            <text:p><text:s/>25,880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2041" table:style-name="ce12">
            <text:p><text:s/>22,04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60" table:style-name="ce12">
            <text:p><text:s/>260<text:s/></text:p>
          </table:table-cell>
          <table:table-cell office:value-type="float" office:value="230" table:style-name="ce12">
            <text:p><text:s/>230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1725" table:style-name="ce11">
            <text:p><text:s/>121,725<text:s/></text:p>
          </table:table-cell>
          <table:table-cell office:value-type="float" office:value="252" table:style-name="ce12">
            <text:p><text:s/>252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1418" table:style-name="ce12">
            <text:p><text:s/>121,41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5" table:style-name="ce12">
            <text:p><text:s/>11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75" table:style-name="ce12">
            <text:p><text:s/>275<text:s/></text:p>
          </table:table-cell>
          <table:table-cell office:value-type="float" office:value="138" table:style-name="ce12">
            <text:p><text:s/>138<text:s/></text:p>
          </table:table-cell>
          <table:table-cell office:value-type="float" office:value="137" table:style-name="ce12">
            <text:p><text:s/>13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89393" table:style-name="ce11">
            <text:p><text:s/>89,393<text:s/></text:p>
          </table:table-cell>
          <table:table-cell office:value-type="float" office:value="121" table:style-name="ce12">
            <text:p><text:s/>121<text:s/></text:p>
          </table:table-cell>
          <table:table-cell office:value-type="float" office:value="10880" table:style-name="ce12">
            <text:p><text:s/>10,88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8141" table:style-name="ce12">
            <text:p><text:s/>78,141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18" table:style-name="ce12">
            <text:p><text:s/>418<text:s/></text:p>
          </table:table-cell>
          <table:table-cell office:value-type="float" office:value="372" table:style-name="ce12">
            <text:p><text:s/>372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3155" table:style-name="ce13">
            <text:p><text:s/>3,155<text:s/></text:p>
          </table:table-cell>
          <table:table-cell office:value-type="float" office:value="36" table:style-name="ce14">
            <text:p><text:s/>36<text:s/></text:p>
          </table:table-cell>
          <table:table-cell office:value-type="float" office:value="1651" table:style-name="ce14">
            <text:p><text:s/>1,65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453" table:style-name="ce14">
            <text:p><text:s/>1,45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2" table:style-name="ce14">
            <text:p><text:s/>3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5" table:style-name="ce14">
            <text:p><text:s/>55<text:s/></text:p>
          </table:table-cell>
          <table:table-cell office:value-type="float" office:value="51" table:style-name="ce14">
            <text:p><text:s/>51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6426" table:style-name="ce13">
            <text:p><text:s/>6,42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08" table:style-name="ce14">
            <text:p><text:s/>1,10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234" table:style-name="ce14">
            <text:p><text:s/>5,23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4" table:style-name="ce14">
            <text:p><text:s/>84<text:s/></text:p>
          </table:table-cell>
          <table:table-cell office:value-type="float" office:value="84" table:style-name="ce14">
            <text:p><text:s/>8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621" table:style-name="ce13">
            <text:p><text:s/>2,621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614" table:style-name="ce14">
            <text:p><text:s/>2,61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7328" table:style-name="ce13">
            <text:p><text:s/>7,328<text:s/></text:p>
          </table:table-cell>
          <table:table-cell office:value-type="float" office:value="38" table:style-name="ce14">
            <text:p><text:s/>38<text:s/></text:p>
          </table:table-cell>
          <table:table-cell office:value-type="float" office:value="239" table:style-name="ce14">
            <text:p><text:s/>23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076" table:style-name="ce14">
            <text:p><text:s/>7,076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38" table:style-name="ce14">
            <text:p><text:s/>3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3" table:style-name="ce14">
            <text:p><text:s/>13<text:s/></text:p>
          </table:table-cell>
          <table:table-cell office:value-type="float" office:value="13" table:style-name="ce14">
            <text:p><text:s/>1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128" table:style-name="ce13">
            <text:p><text:s/>2,12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06" table:style-name="ce14">
            <text:p><text:s/>10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004" table:style-name="ce14">
            <text:p><text:s/>2,00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8" table:style-name="ce14">
            <text:p><text:s/>18<text:s/></text:p>
          </table:table-cell>
          <table:table-cell office:value-type="float" office:value="18" table:style-name="ce14">
            <text:p><text:s/>1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2871" table:style-name="ce13">
            <text:p><text:s/>2,87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111" table:style-name="ce14">
            <text:p><text:s/>2,11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44" table:style-name="ce14">
            <text:p><text:s/>74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6" table:style-name="ce14">
            <text:p><text:s/>16<text:s/></text:p>
          </table:table-cell>
          <table:table-cell office:value-type="float" office:value="16" table:style-name="ce14">
            <text:p><text:s/>1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3464" table:style-name="ce13">
            <text:p><text:s/>3,46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57" table:style-name="ce14">
            <text:p><text:s/>35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085" table:style-name="ce14">
            <text:p><text:s/>3,08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2" table:style-name="ce14">
            <text:p><text:s/>22<text:s/></text:p>
          </table:table-cell>
          <table:table-cell office:value-type="float" office:value="22" table:style-name="ce14">
            <text:p><text:s/>2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4087" table:style-name="ce13">
            <text:p><text:s/>14,087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855" table:style-name="ce14">
            <text:p><text:s/>85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3153" table:style-name="ce14">
            <text:p><text:s/>13,15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6" table:style-name="ce14">
            <text:p><text:s/>96<text:s/></text:p>
          </table:table-cell>
          <table:table-cell office:value-type="float" office:value="79" table:style-name="ce14">
            <text:p><text:s/>79<text:s/></text:p>
          </table:table-cell>
          <table:table-cell office:value-type="float" office:value="17" table:style-name="ce14">
            <text:p><text:s/>1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1094" table:style-name="ce13">
            <text:p><text:s/>1,09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079" table:style-name="ce14">
            <text:p><text:s/>1,07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5" table:style-name="ce14">
            <text:p><text:s/>15<text:s/></text:p>
          </table:table-cell>
          <table:table-cell office:value-type="float" office:value="15" table:style-name="ce14">
            <text:p><text:s/>1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796" table:style-name="ce13">
            <text:p><text:s/>2,796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93" table:style-name="ce14">
            <text:p><text:s/>2,79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9" table:style-name="ce13">
            <text:p><text:s/>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" table:style-name="ce14">
            <text:p><text:s/>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8030" table:style-name="ce13">
            <text:p><text:s/>18,030<text:s/>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932" table:style-name="ce14">
            <text:p><text:s/>93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7083" table:style-name="ce14">
            <text:p><text:s/>17,08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3" table:style-name="ce14">
            <text:p><text:s/>33<text:s/></text:p>
          </table:table-cell>
          <table:table-cell office:value-type="float" office:value="15" table:style-name="ce14">
            <text:p><text:s/>15<text:s/></text:p>
          </table:table-cell>
          <table:table-cell office:value-type="float" office:value="18" table:style-name="ce14">
            <text:p><text:s/>1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9014" table:style-name="ce13">
            <text:p><text:s/>9,014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969" table:style-name="ce14">
            <text:p><text:s/>8,96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8" table:style-name="ce14">
            <text:p><text:s/>48<text:s/></text:p>
          </table:table-cell>
          <table:table-cell office:value-type="float" office:value="45" table:style-name="ce14">
            <text:p><text:s/>45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370" table:style-name="ce13">
            <text:p><text:s/>16,37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521" table:style-name="ce14">
            <text:p><text:s/>3,52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845" table:style-name="ce14">
            <text:p><text:s/>12,84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177" table:style-name="ce11">
            <text:p><text:s/>3,17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688" table:style-name="ce12">
            <text:p><text:s/>2,68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605" table:style-name="ce13">
            <text:p><text:s/>2,60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597" table:style-name="ce14">
            <text:p><text:s/>2,59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72" table:style-name="ce13">
            <text:p><text:s/>57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1" table:style-name="ce14">
            <text:p><text:s/>9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2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29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省、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portrait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gohome</meta:initial-creator>
    <dc:creator> </dc:creator>
    <meta:creation-date>2003-10-23T06:49:28Z</meta:creation-date>
    <dc:date>2016-03-07T06:27:33Z</dc:date>
    <meta:print-date>2013-12-12T03:50:57Z</meta:print-date>
  </office:meta>
</office:document-meta>
</file>